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itle">
      <style:text-properties officeooo:rsid="0008f42e" officeooo:paragraph-rsid="0008f42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rsid="0008f42e" officeooo:paragraph-rsid="0008f42e"/>
    </style:style>
    <style:style style:name="P8" style:family="paragraph" style:parent-style-name="Heading_20_1">
      <style:text-properties officeooo:paragraph-rsid="0008f42e"/>
    </style:style>
    <style:style style:name="P9" style:family="paragraph" style:parent-style-name="Heading_20_2">
      <style:text-properties officeooo:rsid="000adb68" officeooo:paragraph-rsid="000f7336"/>
    </style:style>
    <style:style style:name="P10" style:family="paragraph" style:parent-style-name="Heading_20_2">
      <style:text-properties officeooo:rsid="000adb68" officeooo:paragraph-rsid="000adb68"/>
    </style:style>
    <style:style style:name="P11" style:family="paragraph" style:parent-style-name="Heading_20_2">
      <style:text-properties officeooo:rsid="000ba3f2" officeooo:paragraph-rsid="000ba3f2"/>
    </style:style>
    <style:style style:name="P12" style:family="paragraph" style:parent-style-name="Heading_20_2">
      <style:text-properties officeooo:rsid="002a3900" officeooo:paragraph-rsid="002a3900"/>
    </style:style>
    <style:style style:name="P13" style:family="paragraph" style:parent-style-name="Heading_20_2">
      <style:text-properties officeooo:rsid="002b88c6" officeooo:paragraph-rsid="002b88c6"/>
    </style:style>
    <style:style style:name="P14" style:family="paragraph" style:parent-style-name="Heading_20_2">
      <style:text-properties officeooo:rsid="002fa21b" officeooo:paragraph-rsid="002fa21b"/>
    </style:style>
    <style:style style:name="P15" style:family="paragraph" style:parent-style-name="Heading_20_3">
      <style:text-properties style:text-underline-style="none" fo:font-weight="bold" style:font-weight-asian="bold" style:font-weight-complex="bold"/>
    </style:style>
    <style:style style:name="P16" style:family="paragraph" style:parent-style-name="Text_20_body" style:list-style-name="L1">
      <style:text-properties officeooo:rsid="00128858" officeooo:paragraph-rsid="00128858"/>
    </style:style>
    <style:style style:name="P17" style:family="paragraph" style:parent-style-name="Text_20_body" style:list-style-name="L1">
      <style:text-properties officeooo:rsid="001e14fe" officeooo:paragraph-rsid="001e14fe"/>
    </style:style>
    <style:style style:name="P18" style:family="paragraph" style:parent-style-name="Text_20_body" style:list-style-name="L1">
      <style:text-properties officeooo:rsid="0013f12d" officeooo:paragraph-rsid="0013f12d"/>
    </style:style>
    <style:style style:name="P19" style:family="paragraph" style:parent-style-name="Text_20_body" style:list-style-name="L1">
      <style:text-properties officeooo:rsid="0016d2ef" officeooo:paragraph-rsid="0016d2ef"/>
    </style:style>
    <style:style style:name="P20" style:family="paragraph" style:parent-style-name="Text_20_body" style:list-style-name="L1">
      <style:text-properties officeooo:rsid="00178fa5" officeooo:paragraph-rsid="00178fa5"/>
    </style:style>
    <style:style style:name="P21" style:family="paragraph" style:parent-style-name="Text_20_body" style:list-style-name="L1">
      <style:text-properties officeooo:rsid="00198c34" officeooo:paragraph-rsid="00198c34"/>
    </style:style>
    <style:style style:name="P22" style:family="paragraph" style:parent-style-name="Text_20_body" style:list-style-name="L1">
      <style:text-properties officeooo:rsid="0019d5f8" officeooo:paragraph-rsid="0019d5f8"/>
    </style:style>
    <style:style style:name="P23" style:family="paragraph" style:parent-style-name="Text_20_body" style:list-style-name="L2">
      <style:text-properties officeooo:rsid="001aafb2" officeooo:paragraph-rsid="001aafb2"/>
    </style:style>
    <style:style style:name="P24" style:family="paragraph" style:parent-style-name="Text_20_body" style:list-style-name="L2">
      <style:text-properties officeooo:rsid="001bf2ce" officeooo:paragraph-rsid="001bf2ce"/>
    </style:style>
    <style:style style:name="P25" style:family="paragraph" style:parent-style-name="Text_20_body" style:list-style-name="L3">
      <style:text-properties officeooo:rsid="001d4cde" officeooo:paragraph-rsid="001d4cde"/>
    </style:style>
    <style:style style:name="P26" style:family="paragraph" style:parent-style-name="Text_20_body" style:list-style-name="L3">
      <style:text-properties officeooo:rsid="001d842f" officeooo:paragraph-rsid="001d842f"/>
    </style:style>
    <style:style style:name="P27" style:family="paragraph" style:parent-style-name="Text_20_body">
      <style:text-properties officeooo:paragraph-rsid="0008f42e"/>
    </style:style>
    <style:style style:name="P28" style:family="paragraph" style:parent-style-name="Text_20_body">
      <style:text-properties officeooo:rsid="0024bc67" officeooo:paragraph-rsid="0024bc67"/>
    </style:style>
    <style:style style:name="P29" style:family="paragraph" style:parent-style-name="Text_20_body" style:list-style-name="L2">
      <style:text-properties officeooo:rsid="0024f5e2" officeooo:paragraph-rsid="0024f5e2"/>
    </style:style>
    <style:style style:name="P30" style:family="paragraph" style:parent-style-name="Text_20_body">
      <style:text-properties officeooo:rsid="002a3900" officeooo:paragraph-rsid="002a3900"/>
    </style:style>
    <style:style style:name="P31" style:family="paragraph" style:parent-style-name="Text_20_body">
      <style:text-properties officeooo:rsid="002b88c6" officeooo:paragraph-rsid="002b88c6"/>
    </style:style>
    <style:style style:name="P32" style:family="paragraph" style:parent-style-name="Text_20_body" style:list-style-name="L4">
      <style:text-properties officeooo:paragraph-rsid="00353302"/>
    </style:style>
    <style:style style:name="P33" style:family="paragraph" style:parent-style-name="Text_20_body" style:list-style-name="L4">
      <style:text-properties officeooo:rsid="003128de" officeooo:paragraph-rsid="003128de"/>
    </style:style>
    <style:style style:name="P34" style:family="paragraph" style:parent-style-name="Text_20_body" style:list-style-name="L4">
      <style:text-properties officeooo:rsid="00338927" officeooo:paragraph-rsid="00353302"/>
    </style:style>
    <style:style style:name="P35" style:family="paragraph" style:parent-style-name="Text_20_body">
      <style:text-properties fo:font-style="normal" officeooo:rsid="003a3c65" officeooo:paragraph-rsid="003a3c65" style:font-style-asian="normal" style:font-style-complex="normal"/>
    </style:style>
    <style:style style:name="P36" style:family="paragraph" style:parent-style-name="Text_20_body" style:list-style-name="L6">
      <style:text-properties fo:font-style="normal" fo:font-weight="normal" officeooo:rsid="00481909" officeooo:paragraph-rsid="00481909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text-underline-style="none" fo:font-weight="bold" style:font-weight-asian="bold" style:font-weight-complex="bold"/>
    </style:style>
    <style:style style:name="P38" style:family="paragraph" style:parent-style-name="Text_20_body" style:list-style-name="L5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text-properties fo:font-size="12pt" fo:font-weight="normal" officeooo:rsid="0052d2ef" officeooo:paragraph-rsid="0052d2ef" style:font-size-asian="12pt" style:font-weight-asian="normal" style:font-size-complex="12pt" style:font-weight-complex="normal"/>
    </style:style>
    <style:style style:name="P41" style:family="paragraph" style:parent-style-name="Text_20_body" style:list-style-name="L5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42" style:family="paragraph" style:parent-style-name="Text_20_body" style:list-style-name="L5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08f42e"/>
    </style:style>
    <style:style style:name="T7" style:family="text">
      <style:text-properties officeooo:rsid="0024f5e2"/>
    </style:style>
    <style:style style:name="T8" style:family="text">
      <style:text-properties officeooo:rsid="0027de73"/>
    </style:style>
    <style:style style:name="T9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1" fo:font-size="13.3000001907349pt" fo:font-style="normal" style:text-underline-style="none" fo:font-weight="bold" officeooo:rsid="0041e510" style:font-name-asian="Microsoft YaHei" style:font-size-asian="13.3000001907349pt" style:font-style-asian="normal" style:font-weight-asian="bold" style:font-name-complex="Arial" style:font-size-complex="13.3000001907349pt" style:font-style-complex="normal" style:font-weight-complex="bold"/>
    </style:style>
    <style:style style:name="T11" style:family="text">
      <style:text-properties style:font-name="Liberation Sans1" fo:font-size="13.3000001907349pt" fo:font-style="normal" style:text-underline-style="none" officeooo:rsid="0041e510" style:font-name-asian="Microsoft YaHei" style:font-size-asian="13.3000001907349pt" style:font-style-asian="normal" style:font-name-complex="Arial" style:font-size-complex="13.3000001907349pt" style:font-style-complex="normal"/>
    </style:style>
    <style:style style:name="T12" style:family="text">
      <style:text-properties style:font-name="Liberation Sans1" fo:font-size="13.3000001907349pt" fo:font-style="normal" officeooo:rsid="0041e510" style:font-name-asian="Microsoft YaHei" style:font-size-asian="13.3000001907349pt" style:font-style-asian="normal" style:font-name-complex="Arial" style:font-size-complex="13.3000001907349pt" style:font-style-complex="normal"/>
    </style:style>
    <style:style style:name="T13" style:family="text">
      <style:text-properties style:font-name="Liberation Sans1" fo:font-size="13.3000001907349pt" style:text-underline-style="none" style:font-name-asian="Microsoft YaHei" style:font-size-asian="13.3000001907349pt" style:font-name-complex="Arial" style:font-size-complex="13.3000001907349pt"/>
    </style:style>
    <style:style style:name="T14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20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21" style:family="text">
      <style:text-properties style:font-name="Liberation Sans1" fo:font-style="normal" officeooo:rsid="0041e510" style:font-name-asian="Microsoft YaHei" style:font-style-asian="normal" style:font-name-complex="Arial" style:font-style-complex="normal"/>
    </style:style>
    <style:style style:name="T22" style:family="text">
      <style:text-properties officeooo:rsid="0031a14c"/>
    </style:style>
    <style:style style:name="T23" style:family="text">
      <style:text-properties officeooo:rsid="00338927"/>
    </style:style>
    <style:style style:name="T24" style:family="text">
      <style:text-properties officeooo:rsid="00353302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41e510" style:font-name-asian="Microsoft YaHei" style:font-style-asian="normal" style:font-name-complex="Ari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613_4270830508" text:style-name="Index_20_Link" text:visited-style-name="Index_20_Link">1. Zielbestimmungen<text:tab/>1</text:a></text:p>
          <text:p text:style-name="P4"><text:a xlink:type="simple" xlink:href="#__RefHeading___Toc930_4270830508" text:style-name="Index_20_Link" text:visited-style-name="Index_20_Link">1.1 Musskriterien<text:tab/>1</text:a></text:p>
          <text:p text:style-name="P4"><text:a xlink:type="simple" xlink:href="#__RefHeading___Toc932_4270830508" text:style-name="Index_20_Link" text:visited-style-name="Index_20_Link">1.2 Wunschkriterien<text:tab/>1</text:a></text:p>
          <text:p text:style-name="P4"><text:a xlink:type="simple" xlink:href="#__RefHeading___Toc934_4270830508" text:style-name="Index_20_Link" text:visited-style-name="Index_20_Link">1.3 Abgrenzungskriterien<text:tab/>2</text:a></text:p>
          <text:p text:style-name="P3"><text:a xlink:type="simple" xlink:href="#__RefHeading___Toc615_4270830508" text:style-name="Index_20_Link" text:visited-style-name="Index_20_Link">2. Produkteinsatz<text:tab/>2</text:a></text:p>
          <text:p text:style-name="P4"><text:a xlink:type="simple" xlink:href="#__RefHeading___Toc136_3494969953" text:style-name="Index_20_Link" text:visited-style-name="Index_20_Link">2.1 Anwendungsbereiche<text:tab/>2</text:a></text:p>
          <text:p text:style-name="P4"><text:a xlink:type="simple" xlink:href="#__RefHeading___Toc139_3494969953" text:style-name="Index_20_Link" text:visited-style-name="Index_20_Link">2.2 Zielgruppen<text:tab/>2</text:a></text:p>
          <text:p text:style-name="P4"><text:a xlink:type="simple" xlink:href="#__RefHeading___Toc141_3494969953" text:style-name="Index_20_Link" text:visited-style-name="Index_20_Link">2.3 Betriebsbedingungen<text:tab/>2</text:a></text:p>
          <text:p text:style-name="P3"><text:a xlink:type="simple" xlink:href="#__RefHeading___Toc618_4270830508" text:style-name="Index_20_Link" text:visited-style-name="Index_20_Link">3. Produktübersicht<text:tab/>2</text:a></text:p>
          <text:p text:style-name="P3"><text:a xlink:type="simple" xlink:href="#__RefHeading___Toc620_4270830508" text:style-name="Index_20_Link" text:visited-style-name="Index_20_Link">4. Produktfunktionen<text:tab/>2</text:a></text:p>
          <text:p text:style-name="P5"><text:a xlink:type="simple" xlink:href="#__RefHeading___Toc144_3494969953" text:style-name="Index_20_Link" text:visited-style-name="Index_20_Link"><text:span text:style-name="T25">4.1 </text:span></text:a><text:a xlink:type="simple" xlink:href="#__RefHeading___Toc144_3494969953" text:style-name="Index_20_Link" text:visited-style-name="Index_20_Link"><text:span text:style-name="T25">Hauptmenü</text:span></text:a><text:a xlink:type="simple" xlink:href="#__RefHeading___Toc144_3494969953" text:style-name="Index_20_Link" text:visited-style-name="Index_20_Link"><text:tab/>2</text:a></text:p>
          <text:p text:style-name="P3"><text:a xlink:type="simple" xlink:href="#__RefHeading___Toc622_4270830508" text:style-name="Index_20_Link" text:visited-style-name="Index_20_Link">5. Qualitätsanforderungen<text:tab/>3</text:a></text:p>
        </text:index-body>
      </text:table-of-content>
      <text:h text:style-name="P7" text:outline-level="1"><text:bookmark-start text:name="__RefHeading___Toc613_4270830508"/>1. Zielbestimmungen<text:bookmark-end text:name="__RefHeading___Toc613_4270830508"/></text:h>
      <text:h text:style-name="P9" text:outline-level="2"><text:bookmark-start text:name="__RefHeading___Toc930_4270830508"/>1.1 Musskriterien<text:bookmark-end text:name="__RefHeading___Toc930_4270830508"/></text:h>
      <text:list xml:id="list512789984" text:style-name="L1">
        <text:list-item>
          <text:p text:style-name="P16">Registrierung und <text:span text:style-name="T4">Anmeldung</text:span></text:p>
          <text:list>
            <text:list-item>
              <text:p text:style-name="P16">Registrierung mit Name, E-Mail und Passwort</text:p>
            </text:list-item>
            <text:list-item>
              <text:p text:style-name="P16"><text:span text:style-name="T4">Anmeldung</text:span> mit E-Mail und Passwort</text:p>
            </text:list-item>
            <text:list-item>
              <text:p text:style-name="P17">Abmeldung</text:p>
            </text:list-item>
          </text:list>
        </text:list-item>
        <text:list-item>
          <text:p text:style-name="P18">Immobilien<text:span text:style-name="T1">angebote</text:span> hochladen</text:p>
          <text:list>
            <text:list-item>
              <text:p text:style-name="P18">Speichern von Angaben zu Preis, Adresse, Räume<text:span text:style-name="T5">n</text:span> und Fläche der Immobilie</text:p>
            </text:list-item>
          </text:list>
        </text:list-item>
        <text:list-item>
          <text:p text:style-name="P19">Immobilien<text:span text:style-name="T1">angebote</text:span> löschen</text:p>
          <text:list>
            <text:list-item>
              <text:p text:style-name="P20">Entfernen von hochgeladenen Immobilien</text:p>
            </text:list-item>
            <text:list-item>
              <text:p text:style-name="P20">Nur eigene <text:span text:style-name="T2">Angebote</text:span> können entfernt werden</text:p>
            </text:list-item>
          </text:list>
        </text:list-item>
        <text:list-item>
          <text:p text:style-name="P21">Immobilien <text:span text:style-name="T2">suchen</text:span></text:p>
          <text:list>
            <text:list-item>
              <text:p text:style-name="P21">Immobilienangebote <text:span text:style-name="T2">von allen Nutzern </text:span>können <text:span text:style-name="T2">gesucht und </text:span>angeschaut werden</text:p>
            </text:list-item>
            <text:list-item>
              <text:p text:style-name="P22">Die angezeigten Angebote enthalten die E-Mail des Besitzers</text:p>
            </text:list-item>
          </text:list>
        </text:list-item>
      </text:list>
      <text:h text:style-name="P10" text:outline-level="2"><text:bookmark-start text:name="__RefHeading___Toc932_4270830508"/>1.2 Wunschkriterien<text:bookmark-end text:name="__RefHeading___Toc932_4270830508"/></text:h>
      <text:list xml:id="list1881046343" text:style-name="L2">
        <text:list-item>
          <text:p text:style-name="P23">Eigene Angebote ansehen</text:p>
        </text:list-item>
        <text:list-item>
          <text:p text:style-name="P23">Validierung der Eingaben </text:p>
        </text:list-item>
        <text:list-item>
          <text:p text:style-name="P23">Dauerhaftes Speichern der veröffentlichten Immobilienangebote <text:span text:style-name="T3">in einer externen Datenbank</text:span></text:p>
        </text:list-item>
        <text:list-item>
          <text:p text:style-name="P24"><text:soft-page-break/>Chatfunktion mit anderen Nutzern</text:p>
        </text:list-item>
        <text:list-item>
          <text:p text:style-name="P29">Verschlüsseln des Passworts</text:p>
        </text:list-item>
      </text:list>
      <text:p text:style-name="P1"/>
      <text:h text:style-name="P11" text:outline-level="2"><text:bookmark-start text:name="__RefHeading___Toc934_4270830508"/>1.3 Abgrenzungskriterien<text:bookmark-end text:name="__RefHeading___Toc934_4270830508"/></text:h>
      <text:list xml:id="list1739793663" text:style-name="L3">
        <text:list-item>
          <text:p text:style-name="P25">Keine grafische Benutzeroberfläche</text:p>
        </text:list-item>
        <text:list-item>
          <text:p text:style-name="P26">Keine Schnittstellen zu anderen Produkten</text:p>
        </text:list-item>
      </text:list>
      <text:h text:style-name="P7" text:outline-level="1"><text:bookmark-start text:name="__RefHeading___Toc615_4270830508"/>2. Produkteinsatz<text:bookmark-end text:name="__RefHeading___Toc615_4270830508"/></text:h>
      <text:p text:style-name="P28">Das Produkt dient als Plattform zur Veröffentlichung und Suche von Immobilienangeboten. <text:span text:style-name="T7">Für die Nutzer soll sichergestellt werden, dass </text:span><text:span text:style-name="T8">die wesentlichen Informationen kompakt abgebildet und leicht auszulesen sind.</text:span></text:p>
      <text:h text:style-name="P12" text:outline-level="2"><text:bookmark-start text:name="__RefHeading___Toc136_3494969953"/>2.1 Anwendungsbereiche<text:bookmark-end text:name="__RefHeading___Toc136_3494969953"/></text:h>
      <text:p text:style-name="P30">Der Anwendungsbereich umfasst sämtlich Immobilienbesitzende und Immobiliensuchende, <text:s/>die Immobilen verkaufen oder kaufen wollen und nach Möglichkeiten suchen, um Anzeigen zu suchen oder zu veröffentlichen.</text:p>
      <text:h text:style-name="P13" text:outline-level="2"><text:bookmark-start text:name="__RefHeading___Toc139_3494969953"/>2.<text:span text:style-name="T9">2</text:span> Zielgruppen<text:bookmark-end text:name="__RefHeading___Toc139_3494969953"/></text:h>
      <text:p text:style-name="P31">Immobiliensuchende und Immobilienbesitzer ohne technischen Vorkenntnissen.</text:p>
      <text:h text:style-name="P14" text:outline-level="2"><text:bookmark-start text:name="__RefHeading___Toc141_3494969953"/>2.3 Betriebsbedingungen<text:bookmark-end text:name="__RefHeading___Toc141_3494969953"/></text:h>
      <text:list xml:id="list1476532506" text:style-name="L4">
        <text:list-item>
          <text:p text:style-name="P33">Client und Server benötigen <text:span text:style-name="T22">internetfähigen Computer mit</text:span> BlueJ</text:p>
        </text:list-item>
        <text:list-item>
          <text:p text:style-name="P34">Beim Computer des Servers muss Port 110 unbelegt und frei zugänglich sein</text:p>
        </text:list-item>
        <text:list-item>
          <text:p text:style-name="P32"><text:span text:style-name="T24">Betriebsdauer für Client und Server bis zu 24 Stunden täglich</text:span><text:span text:style-name="T23"> </text:span></text:p>
        </text:list-item>
      </text:list>
      <text:h text:style-name="P8" text:outline-level="1"><text:bookmark-start text:name="__RefHeading___Toc618_4270830508"/><text:span text:style-name="T6">3. Produktübersicht</text:span><text:bookmark-end text:name="__RefHeading___Toc618_4270830508"/></text:h>
      <text:h text:style-name="P7" text:outline-level="1"><text:bookmark-start text:name="__RefHeading___Toc620_4270830508"/>4. Produktfunktionen<text:bookmark-end text:name="__RefHeading___Toc620_4270830508"/></text:h>
      <text:h text:style-name="P15" text:outline-level="3"><text:bookmark-start text:name="__RefHeading___Toc144_3494969953"/><text:span text:style-name="T25">4.1 </text:span><text:span text:style-name="T26">Hauptmenü</text:span><text:bookmark-end text:name="__RefHeading___Toc144_3494969953"/></text:h>
      <text:list xml:id="list1215484375" text:style-name="L6">
        <text:list-item>
          <text:p text:style-name="P36"><text:span text:style-name="T13">/F100/</text:span></text:p>
        </text:list-item>
      </text:list>
      <text:list xml:id="list2753151618" text:style-name="L5">
        <text:list-item>
          <text:p text:style-name="P39"><text:span text:style-name="T15">A</text:span><text:span text:style-name="T14">kteure: Nutzer</text:span></text:p>
        </text:list-item>
        <text:list-item>
          <text:p text:style-name="P39"><text:span text:style-name="T14">Beschreibung: </text:span><text:span text:style-name="T17">Das Hauptmenü wird angezeigt </text:span><text:span text:style-name="T18">und</text:span><text:span text:style-name="T17"> der Nutzer hat die Möglichkeit, sich zu registrieren, anzumelden oder das Programm zu beenden</text:span></text:p>
        </text:list-item>
        <text:list-item>
          <text:p text:style-name="P38"><text:span text:style-name="T15">V</text:span><text:span text:style-name="T14">orbedingungen: </text:span><text:span text:style-name="T16">Der Server ist online und der Client wird gestartet.</text:span></text:p>
        </text:list-item>
        <text:list-item>
          <text:p text:style-name="P40"><text:soft-page-break/><text:span text:style-name="T16">N</text:span><text:span text:style-name="T14">achbedingungen Erfolg: Der Nutzer wird zur Registrierung oder Anmeldung weitergeleitet oder das Programm wird beendet.</text:span></text:p>
        </text:list-item>
        <text:list-item>
          <text:p text:style-name="P41"><text:span text:style-name="T16">N</text:span><text:span text:style-name="T14">achbedingungen </text:span><text:span text:style-name="T19">Fehlgeschlagen</text:span><text:span text:style-name="T14">: </text:span><text:span text:style-name="T19">Der Nutzer wird erneut dazu aufgefordert, die nächste Aktion auszuwählen</text:span></text:p>
        </text:list-item>
        <text:list-item>
          <text:p text:style-name="P42"><text:span text:style-name="T19">A</text:span><text:span text:style-name="T14">lternativen: </text:span><text:span text:style-name="T20">K</text:span><text:span text:style-name="T14">eine </text:span></text:p>
        </text:list-item>
      </text:list>
      <text:p text:style-name="P37"/>
      <text:p text:style-name="Contents_20_Heading"/>
      <text:p text:style-name="P35"/>
      <text:p text:style-name="P27"/>
      <text:h text:style-name="P7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2:11:18.836000000</dc:date>
    <meta:editing-duration>PT1H27M1S</meta:editing-duration>
    <meta:editing-cycles>72</meta:editing-cycles>
    <meta:generator>LibreOffice/7.1.0.3$Windows_X86_64 LibreOffice_project/f6099ecf3d29644b5008cc8f48f42f4a40986e4c</meta:generator>
    <meta:document-statistic meta:table-count="0" meta:image-count="0" meta:object-count="0" meta:page-count="3" meta:paragraph-count="58" meta:word-count="330" meta:character-count="2459" meta:non-whitespace-character-count="2212"/>
  </office:meta>
</office:document-meta>
</file>